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20pt" officeooo:rsid="000df081" officeooo:paragraph-rsid="000df08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df081" officeooo:paragraph-rsid="000df081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ed49c" officeooo:paragraph-rsid="000ed49c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0f6bd1" officeooo:paragraph-rsid="000f6bd1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normal" officeooo:rsid="000df081" officeooo:paragraph-rsid="000df081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0ed49c" officeooo:paragraph-rsid="000ed49c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0ed49c" officeooo:paragraph-rsid="000f6bd1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e181e" fo:font-size="20pt" fo:font-weight="normal" officeooo:rsid="000ed49c" officeooo:paragraph-rsid="000ed49c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e181e" fo:font-size="28pt" fo:font-weight="normal" officeooo:rsid="000ed49c" officeooo:paragraph-rsid="000ed49c" style:font-size-asian="28pt" style:font-weight-asian="normal" style:font-size-complex="2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e181e" fo:font-size="26pt" officeooo:rsid="000ed49c" officeooo:paragraph-rsid="000ed49c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d49c" style:font-weight-asian="bold" style:font-weight-complex="bold"/>
    </style:style>
    <style:style style:name="T3" style:family="text">
      <style:text-properties fo:font-weight="bold" officeooo:rsid="000f6bd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d4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תיעוד תרגיל ברשתות</text:p>
      <text:p text:style-name="P10">dealer_linux_moduled.py</text:p>
      <text:p text:style-name="P10"/>
      <text:p text:style-name="P2">Card class():</text:p>
      <text:p text:style-name="P5"><text:tab/><text:span text:style-name="T1">init(self,value,suit)</text:span> #Creating the card instance</text:p>
      <text:p text:style-name="P5"/>
      <text:p text:style-name="P5"/>
      <text:p text:style-name="P2">Deck Class():</text:p>
      <text:p text:style-name="P5"><text:tab/><text:span text:style-name="T1">init(self):</text:span> #here we are creating the deck instance</text:p>
      <text:p text:style-name="P5"><text:tab/><text:span text:style-name="T1">self.deck</text:span> #array of cards</text:p>
      <text:p text:style-name="P5"><text:tab/><text:span text:style-name="T1">rand_Card(self):</text:span> #from the card array we generate a <text:tab/>random card and return. Also we remove the card <text:tab/>from the array of card</text:p>
      <text:p text:style-name="P5"/>
      <text:p text:style-name="P5"><text:span text:style-name="T1">Casino_War(Thread):</text:span> #inheriting from thread</text:p>
      <text:p text:style-name="P5"><text:tab/><text:span text:style-name="T1">self.deck = Deck()</text:span> #each game has its own unique <text:tab/>deck</text:p>
      <text:p text:style-name="P5"><text:tab/><text:span text:style-name="T1">self.amount_Won</text:span> #each game has its client amount of <text:tab/>won money</text:p>
      <text:p text:style-name="P5"><text:tab/><text:span text:style-name="T1">self.round</text:span> # each game is on its own unique round</text:p>
      <text:p text:style-name="P5"><text:tab/><text:span text:style-name="T2">self.client_Socket</text:span><text:span text:style-name="T5"> # Saving the client socket</text:span></text:p>
      <text:p text:style-name="P6"><text:tab/><text:span text:style-name="T1">def quit(self)</text:span> #Dealing with ‘quit’ input</text:p>
      <text:p text:style-name="P6"><text:tab/><text:span text:style-name="T1">def status(self) </text:span>#Dealing with ‘status’ input</text:p>
      <text:p text:style-name="P6"><text:tab/><text:span text:style-name="T1">def player_won</text:span><text:span text:style-name="T3">(self,server_card, client_card, <text:tab/>player_bet)</text:span><text:span text:style-name="T1"> </text:span>#Dealing with player wins the round</text:p>
      <text:p text:style-name="P7"><text:tab/><text:span text:style-name="T1">def player_lost</text:span><text:span text:style-name="T3">(self,server_card, client_card, <text:tab/>player_bet)</text:span><text:span text:style-name="T1"> </text:span>#Dealing with player lost the round</text:p>
      <text:p text:style-name="P7"><text:tab/><text:span text:style-name="T1">def tiedef player_won</text:span><text:span text:style-name="T3">(self,server_card, client_card, <text:tab/>player_bet)</text:span><text:span text:style-name="T1"> </text:span>#Dealing with the tie scenario</text:p>
      <text:p text:style-name="P6"><text:soft-page-break/><text:tab/><text:span text:style-name="T1">def </text:span><text:span text:style-name="T3">no_more_card(self)</text:span><text:span text:style-name="T1"> </text:span>#Dealing with the fact that no <text:tab/>cards are left in the deck</text:p>
      <text:p text:style-name="P6"><text:tab/><text:span text:style-name="T1">def run</text:span><text:span text:style-name="T3">(self)</text:span><text:span text:style-name="T1"> </text:span>#its the running function of the thread</text:p>
      <text:p text:style-name="P6"><text:tab/><text:span text:style-name="T1">if __name__ == ‘__main__’ </text:span>#main fucntion that runs <text:tab/>the threads in the and keeps its history </text:p>
      <text:p text:style-name="P6"/>
      <text:p text:style-name="P6"/>
      <text:p text:style-name="P6"/>
      <text:p text:style-name="P6"/>
      <text:p text:style-name="P6"/>
      <text:p text:style-name="P9">client_linux.py</text:p>
      <text:p text:style-name="P8"/>
      <text:p text:style-name="P3">client <text:span text:style-name="T4">#its the client socket</text:span></text:p>
      <text:p text:style-name="P3">server_ip <text:span text:style-name="T4">#its the server ip</text:span></text:p>
      <text:p text:style-name="P3">server_port <text:span text:style-name="T4">#its the server port</text:span></text:p>
      <text:p text:style-name="P3">addr <text:span text:style-name="T4">#keeping the address</text:span></text:p>
      <text:p text:style-name="P3">welcome_msg <text:span text:style-name="T4">#after each round it gets the card that was drawn to the client</text:span></text:p>
      <text:p text:style-name="P3">client_input <text:span text:style-name="T4">#it keeps the client input in a variable</text:span></text:p>
      <text:p text:style-name="P3">client_bet <text:span text:style-name="T4">#it keeps the client_bet in a variable</text:span></text:p>
      <text:p text:style-name="P4">won_or_lost <text:span text:style-name="T4">#just the msg from the server that says if you won or lost the game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0:31:14.992429619</meta:creation-date>
    <dc:date>2020-01-17T16:12:50.079241891</dc:date>
    <meta:editing-duration>PT3M55S</meta:editing-duration>
    <meta:editing-cycles>1</meta:editing-cycles>
    <meta:document-statistic meta:table-count="0" meta:image-count="0" meta:object-count="0" meta:page-count="2" meta:paragraph-count="30" meta:word-count="235" meta:character-count="1568" meta:non-whitespace-character-count="1337"/>
    <meta:generator>LibreOffice/6.0.7.3$Linux_X86_64 LibreOffice_project/00m0$Build-3</meta:generator>
  </office:meta>
</office:document-meta>
</file>